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C5111EB9.png" manifest:media-type="image/png"/>
  <manifest:file-entry manifest:full-path="Object 5/Pictures/10000000000000080000000881F56B00.png" manifest:media-type="image/png"/>
  <manifest:file-entry manifest:full-path="Object 5/Pictures/1000000000000008000000084F2166A2.png" manifest:media-type="image/png"/>
  <manifest:file-entry manifest:full-path="Object 5/Pictures/10000000000000080000000839493935.png" manifest:media-type="image/png"/>
  <manifest:file-entry manifest:full-path="Object 5/Pictures/100000000000000800000008022402E9.png" manifest:media-type="image/png"/>
  <manifest:file-entry manifest:full-path="Object 5/Pictures/100000000000000800000008CA29F8D8.png" manifest:media-type="image/png"/>
  <manifest:file-entry manifest:full-path="Object 5/Pictures/100000000000000800000008C07C749D.png" manifest:media-type="image/png"/>
  <manifest:file-entry manifest:full-path="Object 5/Pictures/100000000000000800000008E4CB855F.png" manifest:media-type="image/png"/>
  <manifest:file-entry manifest:full-path="Object 5/Pictures/100000000000000800000008A19C439F.png" manifest:media-type="image/png"/>
  <manifest:file-entry manifest:full-path="Object 5/Pictures/100000000000000800000008B861DA16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1CB5CF00.png" manifest:media-type="image/png"/>
  <manifest:file-entry manifest:full-path="Object 5/Pictures/100000000000000800000008816AF50A.png" manifest:media-type="image/png"/>
  <manifest:file-entry manifest:full-path="Object 5/Pictures/1000000000000008000000082AA353A8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56BC7A2F.png" manifest:media-type="image/png"/>
  <manifest:file-entry manifest:full-path="Object 5/Pictures/10000000000000080000000889DAE7A4.png" manifest:media-type="image/png"/>
  <manifest:file-entry manifest:full-path="Object 5/Pictures/10000000000000080000000800AE3E82.png" manifest:media-type="image/png"/>
  <manifest:file-entry manifest:full-path="Object 5/Pictures/10000000000000080000000853F82252.png" manifest:media-type="image/png"/>
  <manifest:file-entry manifest:full-path="Object 5/Pictures/10000000000000080000000888F44274.png" manifest:media-type="image/png"/>
  <manifest:file-entry manifest:full-path="Object 5/Pictures/1000000000000008000000081BABE357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A2713C93.png" manifest:media-type="image/png"/>
  <manifest:file-entry manifest:full-path="Object 5/Pictures/100000000000000800000008752FBB01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A6E09451.png" manifest:media-type="image/png"/>
  <manifest:file-entry manifest:full-path="Object 5/Pictures/100000000000000800000008ACA71E2A.png" manifest:media-type="image/png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DAFC220B.png" manifest:media-type="image/png"/>
  <manifest:file-entry manifest:full-path="Object 5/Pictures/100000000000000800000008EEBB2EE7.png" manifest:media-type="image/png"/>
  <manifest:file-entry manifest:full-path="Object 5/Pictures/10000000000000080000000894879245.png" manifest:media-type="image/png"/>
  <manifest:file-entry manifest:full-path="Object 5/Pictures/1000000000000008000000088693320A.png" manifest:media-type="image/png"/>
  <manifest:file-entry manifest:full-path="Object 5/Pictures/10000000000000080000000854C2C24C.png" manifest:media-type="image/png"/>
  <manifest:file-entry manifest:full-path="Object 5/Pictures/10000000000000080000000862D6A51C.png" manifest:media-type="image/png"/>
  <manifest:file-entry manifest:full-path="Object 5/Pictures/100000000000000800000008100A2A41.png" manifest:media-type="image/png"/>
  <manifest:file-entry manifest:full-path="Object 5/Pictures/1000000000000008000000085DDCBAB8.png" manifest:media-type="image/png"/>
  <manifest:file-entry manifest:full-path="Object 5/Pictures/10000000000000080000000876FF7815.png" manifest:media-type="image/png"/>
  <manifest:file-entry manifest:full-path="Object 5/Pictures/1000000000000008000000081C20157C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1725931105173" calcext:value-type="float">
            <text:p>0,681725931105173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3551588485869" calcext:value-type="float">
            <text:p>0,833551588485869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4490740460339" calcext:value-type="float">
            <text:p>0,854490740460339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2856502701173" calcext:value-type="float">
            <text:p>0,82285650270117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64860086842048" calcext:value-type="float">
            <text:p>0,864860086842048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8103103556048" calcext:value-type="float">
            <text:p>0,788103103556048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7701267449377" calcext:value-type="float">
            <text:p>0,867701267449377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3381054872685" calcext:value-type="float">
            <text:p>0,88338105487268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59763506500566" calcext:value-type="float">
            <text:p>0,859763506500566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96164438194524" calcext:value-type="float">
            <text:p>0,896164438194524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4663428899969" calcext:value-type="float">
            <text:p>0,684663428899969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0327464195099" calcext:value-type="float">
            <text:p>0,770327464195099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1560189887549" calcext:value-type="float">
            <text:p>0,76156018988754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4996288192958" calcext:value-type="float">
            <text:p>0,794996288192958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854247145559" calcext:value-type="float">
            <text:p>0,77854247145559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2547693250289" calcext:value-type="float">
            <text:p>0,772547693250289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9888185901611" calcext:value-type="float">
            <text:p>0,719888185901611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0231885490716" calcext:value-type="float">
            <text:p>0,730231885490716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6895655920196" calcext:value-type="float">
            <text:p>0,846895655920196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0864485149524" calcext:value-type="float">
            <text:p>0,770864485149524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26620773075469" calcext:value-type="float">
            <text:p>0,626620773075469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3341569666426" calcext:value-type="float">
            <text:p>0,723341569666426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6448684026012" calcext:value-type="float">
            <text:p>0,70644868402601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40314698704505" calcext:value-type="float">
            <text:p>0,640314698704505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465922488901" calcext:value-type="float">
            <text:p>0,52465922488901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5708059477383" calcext:value-type="float">
            <text:p>0,74570805947738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6874046745055" calcext:value-type="float">
            <text:p>0,766874046745055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6508231961673" calcext:value-type="float">
            <text:p>0,756508231961673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2079560147168" calcext:value-type="float">
            <text:p>0,67207956014716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6621123490258" calcext:value-type="float">
            <text:p>0,606621123490258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96993592496608" calcext:value-type="float">
            <text:p>0,596993592496608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3067461231301" calcext:value-type="float">
            <text:p>0,673067461231301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4975943608092" calcext:value-type="float">
            <text:p>0,654975943608092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0414143642445" calcext:value-type="float">
            <text:p>0,60414143642445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9968436912565" calcext:value-type="float">
            <text:p>0,499968436912565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4906300442725" calcext:value-type="float">
            <text:p>0,734906300442725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5249055057998" calcext:value-type="float">
            <text:p>0,675249055057998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1927085563176" calcext:value-type="float">
            <text:p>0,671927085563176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3139979489467" calcext:value-type="float">
            <text:p>0,673139979489467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47880981547613" calcext:value-type="float">
            <text:p>0,54788098154761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18841889921253" calcext:value-type="float">
            <text:p>0,518841889921253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90012691463964" calcext:value-type="float">
            <text:p>0,690012691463964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4638882662816" calcext:value-type="float">
            <text:p>0,714638882662816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84271560283245" calcext:value-type="float">
            <text:p>0,584271560283245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33150129762368" calcext:value-type="float">
            <text:p>0,433150129762368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6903422224171" calcext:value-type="float">
            <text:p>0,606903422224171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0024019395663" calcext:value-type="float">
            <text:p>0,760024019395663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4036801577581" calcext:value-type="float">
            <text:p>0,764036801577581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22993722992496" calcext:value-type="float">
            <text:p>0,622993722992496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9845550331188" calcext:value-type="float">
            <text:p>0,489845550331188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3096160451939" calcext:value-type="float">
            <text:p>0,53096160451939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3952991369315" calcext:value-type="float">
            <text:p>0,673952991369315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3052729905052" calcext:value-type="float">
            <text:p>0,673052729905052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45832464783443" calcext:value-type="float">
            <text:p>0,545832464783443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52673348474606" calcext:value-type="float">
            <text:p>0,352673348474606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4875659253948" calcext:value-type="float">
            <text:p>0,604875659253948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5913499222225" calcext:value-type="float">
            <text:p>0,705913499222225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2320762505914" calcext:value-type="float">
            <text:p>0,722320762505914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21351626528057" calcext:value-type="float">
            <text:p>0,621351626528057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7954518655641" calcext:value-type="float">
            <text:p>0,467954518655641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43303196778012" calcext:value-type="float">
            <text:p>0,443303196778012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29409493661395" calcext:value-type="float">
            <text:p>0,629409493661395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5570926518156" calcext:value-type="float">
            <text:p>0,695570926518156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07366418546446" calcext:value-type="float">
            <text:p>0,507366418546446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8851594853809" calcext:value-type="float">
            <text:p>0,388851594853809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23059015572952" calcext:value-type="float">
            <text:p>0,523059015572952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9657694779679" calcext:value-type="float">
            <text:p>0,729657694779679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719905146553" calcext:value-type="float">
            <text:p>0,77719905146553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7991832745729" calcext:value-type="float">
            <text:p>0,557991832745729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27149717154935" calcext:value-type="float">
            <text:p>0,427149717154935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57822949372619" calcext:value-type="float">
            <text:p>0,457822949372619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32882358190282" calcext:value-type="float">
            <text:p>0,632882358190282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8626553001102" calcext:value-type="float">
            <text:p>0,678626553001102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485807398106032" calcext:value-type="float">
            <text:p>0,485807398106032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31803641271891" calcext:value-type="float">
            <text:p>0,331803641271891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25708506802187" calcext:value-type="float">
            <text:p>0,525708506802187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0800237754478" calcext:value-type="float">
            <text:p>0,670800237754478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3879158934913" calcext:value-type="float">
            <text:p>0,713879158934913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565213285777" calcext:value-type="float">
            <text:p>0,5556521328577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8843702506977" calcext:value-type="float">
            <text:p>0,388843702506977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Ridge with old config" calcext:value-type="string">
            <text:p>Ridge with old config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681725931105173" calcext:value-type="float">
            <text:p>0,681725931105173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681725931105173" calcext:value-type="float">
            <text:p>0,6817</text:p>
          </table:table-cell>
          <table:table-cell table:formula="of:=MAX([.E2:.E6])" office:value-type="float" office:value="0.864860086842048" calcext:value-type="float">
            <text:p>0,8649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Ridge with old config" calcext:value-type="string">
            <text:p>Ridge with old config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33551588485869" calcext:value-type="float">
            <text:p>0,83355158848586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2465922488901" calcext:value-type="float">
            <text:p>0,5247</text:p>
          </table:table-cell>
          <table:table-cell table:formula="of:=MAX([.E22:.E26])" office:value-type="float" office:value="0.723341569666426" calcext:value-type="float">
            <text:p>0,7233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Ridge with old config" calcext:value-type="string">
            <text:p>Ridge with old config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54490740460339" calcext:value-type="float">
            <text:p>0,85449074046033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33150129762368" calcext:value-type="float">
            <text:p>0,4332</text:p>
          </table:table-cell>
          <table:table-cell table:formula="of:=MAX([.E42:.E46])" office:value-type="float" office:value="0.714638882662816" calcext:value-type="float">
            <text:p>0,7146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Ridge with old config" calcext:value-type="string">
            <text:p>Ridge with old config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22856502701173" calcext:value-type="float">
            <text:p>0,82285650270117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388851594853809" calcext:value-type="float">
            <text:p>0,3889</text:p>
          </table:table-cell>
          <table:table-cell table:formula="of:=MAX([.E62:.E66])" office:value-type="float" office:value="0.695570926518156" calcext:value-type="float">
            <text:p>0,6956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Ridge with old config" calcext:value-type="string">
            <text:p>Ridge with old config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864860086842048" calcext:value-type="float">
            <text:p>0,864860086842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Ridge with old config" calcext:value-type="string">
            <text:p>Ridge with old config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788103103556048" calcext:value-type="float">
            <text:p>0,788103103556048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788103103556048" calcext:value-type="float">
            <text:p>0,7881</text:p>
          </table:table-cell>
          <table:table-cell table:formula="of:=MAX([.E7:.E11])" office:value-type="float" office:value="0.896164438194524" calcext:value-type="float">
            <text:p>0,8962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Ridge with old config" calcext:value-type="string">
            <text:p>Ridge with old config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867701267449377" calcext:value-type="float">
            <text:p>0,86770126744937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06621123490258" calcext:value-type="float">
            <text:p>0,6066</text:p>
          </table:table-cell>
          <table:table-cell table:formula="of:=MAX([.E27:.E31])" office:value-type="float" office:value="0.766874046745055" calcext:value-type="float">
            <text:p>0,7669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Ridge with old config" calcext:value-type="string">
            <text:p>Ridge with old config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883381054872685" calcext:value-type="float">
            <text:p>0,88338105487268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489845550331188" calcext:value-type="float">
            <text:p>0,4898</text:p>
          </table:table-cell>
          <table:table-cell table:formula="of:=MAX([.E47:.E51])" office:value-type="float" office:value="0.764036801577581" calcext:value-type="float">
            <text:p>0,7640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Ridge with old config" calcext:value-type="string">
            <text:p>Ridge with old config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859763506500566" calcext:value-type="float">
            <text:p>0,85976350650056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27149717154935" calcext:value-type="float">
            <text:p>0,4271</text:p>
          </table:table-cell>
          <table:table-cell table:formula="of:=MAX([.E67:.E71])" office:value-type="float" office:value="0.77719905146553" calcext:value-type="float">
            <text:p>0,7772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Ridge with old config" calcext:value-type="string">
            <text:p>Ridge with old config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896164438194524" calcext:value-type="float">
            <text:p>0,896164438194524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DT with old config" calcext:value-type="string">
            <text:p>DT with old config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684663428899969" calcext:value-type="float">
            <text:p>0,68466342889996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684663428899969" calcext:value-type="float">
            <text:p>0,6847</text:p>
          </table:table-cell>
          <table:table-cell table:formula="of:=MAX([.E12:.E16])" office:value-type="float" office:value="0.794996288192958" calcext:value-type="float">
            <text:p>0,795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DT with old config" calcext:value-type="string">
            <text:p>DT with old config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770327464195099" calcext:value-type="float">
            <text:p>0,77032746419509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499968436912565" calcext:value-type="float">
            <text:p>0,5000</text:p>
          </table:table-cell>
          <table:table-cell table:formula="of:=MAX([.E32:.E36])" office:value-type="float" office:value="0.673067461231301" calcext:value-type="float">
            <text:p>0,673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DT with old config" calcext:value-type="string">
            <text:p>DT with old config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61560189887549" calcext:value-type="float">
            <text:p>0,76156018988754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352673348474606" calcext:value-type="float">
            <text:p>0,3527</text:p>
          </table:table-cell>
          <table:table-cell table:formula="of:=MAX([.E52:.E56])" office:value-type="float" office:value="0.673952991369315" calcext:value-type="float">
            <text:p>0,6740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DT with old config" calcext:value-type="string">
            <text:p>DT with old config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794996288192958" calcext:value-type="float">
            <text:p>0,79499628819295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31803641271891" calcext:value-type="float">
            <text:p>0,3318</text:p>
          </table:table-cell>
          <table:table-cell table:formula="of:=MAX([.E72:.E76])" office:value-type="float" office:value="0.678626553001102" calcext:value-type="float">
            <text:p>0,678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DT with old config" calcext:value-type="string">
            <text:p>DT with old config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7854247145559" calcext:value-type="float">
            <text:p>0,77854247145559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DT with old config" calcext:value-type="string">
            <text:p>DT with old config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772547693250289" calcext:value-type="float">
            <text:p>0,77254769325028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19888185901611" calcext:value-type="float">
            <text:p>0,7199</text:p>
          </table:table-cell>
          <table:table-cell table:formula="of:=MAX([.E17:.E21])" office:value-type="float" office:value="0.846895655920196" calcext:value-type="float">
            <text:p>0,846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DT with old config" calcext:value-type="string">
            <text:p>DT with old config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19888185901611" calcext:value-type="float">
            <text:p>0,719888185901611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547880981547613" calcext:value-type="float">
            <text:p>0,5479</text:p>
          </table:table-cell>
          <table:table-cell table:formula="of:=MAX([.E37:.E41])" office:value-type="float" office:value="0.734906300442725" calcext:value-type="float">
            <text:p>0,734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DT with old config" calcext:value-type="string">
            <text:p>DT with old config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30231885490716" calcext:value-type="float">
            <text:p>0,73023188549071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467954518655641" calcext:value-type="float">
            <text:p>0,4680</text:p>
          </table:table-cell>
          <table:table-cell table:formula="of:=MAX([.E57:.E61])" office:value-type="float" office:value="0.722320762505914" calcext:value-type="float">
            <text:p>0,7223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DT with old config" calcext:value-type="string">
            <text:p>DT with old config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846895655920196" calcext:value-type="float">
            <text:p>0,84689565592019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388843702506977" calcext:value-type="float">
            <text:p>0,3888</text:p>
          </table:table-cell>
          <table:table-cell table:formula="of:=MAX([.E77:.E81])" office:value-type="float" office:value="0.713879158934913" calcext:value-type="float">
            <text:p>0,713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DT with old config" calcext:value-type="string">
            <text:p>DT with old config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70864485149524" calcext:value-type="float">
            <text:p>0,770864485149524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Ridge with old config" calcext:value-type="string">
            <text:p>Ridge with old config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26620773075469" calcext:value-type="float">
            <text:p>0,626620773075469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Ridge with old config" calcext:value-type="string">
            <text:p>Ridge with old config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23341569666426" calcext:value-type="float">
            <text:p>0,723341569666426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Ridge with old config" calcext:value-type="string">
            <text:p>Ridge with old config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06448684026012" calcext:value-type="float">
            <text:p>0,706448684026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Ridge with old config" calcext:value-type="string">
            <text:p>Ridge with old config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640314698704505" calcext:value-type="float">
            <text:p>0,64031469870450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Ridge with old config" calcext:value-type="string">
            <text:p>Ridge with old config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2465922488901" calcext:value-type="float">
            <text:p>0,52465922488901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Ridge with old config" calcext:value-type="string">
            <text:p>Ridge with old config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45708059477383" calcext:value-type="float">
            <text:p>0,74570805947738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Ridge with old config" calcext:value-type="string">
            <text:p>Ridge with old config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766874046745055" calcext:value-type="float">
            <text:p>0,766874046745055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Ridge with old config" calcext:value-type="string">
            <text:p>Ridge with old config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756508231961673" calcext:value-type="float">
            <text:p>0,756508231961673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Ridge with old config" calcext:value-type="string">
            <text:p>Ridge with old config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672079560147168" calcext:value-type="float">
            <text:p>0,6720795601471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Ridge with old config" calcext:value-type="string">
            <text:p>Ridge with old config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06621123490258" calcext:value-type="float">
            <text:p>0,6066211234902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DT with old config" calcext:value-type="string">
            <text:p>DT with old config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96993592496608" calcext:value-type="float">
            <text:p>0,5969935924966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DT with old config" calcext:value-type="string">
            <text:p>DT with old config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673067461231301" calcext:value-type="float">
            <text:p>0,6730674612313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DT with old config" calcext:value-type="string">
            <text:p>DT with old config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654975943608092" calcext:value-type="float">
            <text:p>0,6549759436080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DT with old config" calcext:value-type="string">
            <text:p>DT with old config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60414143642445" calcext:value-type="float">
            <text:p>0,604141436424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DT with old config" calcext:value-type="string">
            <text:p>DT with old config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499968436912565" calcext:value-type="float">
            <text:p>0,4999684369125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DT with old config" calcext:value-type="string">
            <text:p>DT with old config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34906300442725" calcext:value-type="float">
            <text:p>0,7349063004427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DT with old config" calcext:value-type="string">
            <text:p>DT with old config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75249055057998" calcext:value-type="float">
            <text:p>0,6752490550579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DT with old config" calcext:value-type="string">
            <text:p>DT with old config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71927085563176" calcext:value-type="float">
            <text:p>0,67192708556317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DT with old config" calcext:value-type="string">
            <text:p>DT with old config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673139979489467" calcext:value-type="float">
            <text:p>0,6731399794894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DT with old config" calcext:value-type="string">
            <text:p>DT with old config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547880981547613" calcext:value-type="float">
            <text:p>0,5478809815476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Ridge with old config" calcext:value-type="string">
            <text:p>Ridge with old config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18841889921253" calcext:value-type="float">
            <text:p>0,5188418899212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Ridge with old config" calcext:value-type="string">
            <text:p>Ridge with old config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690012691463964" calcext:value-type="float">
            <text:p>0,6900126914639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Ridge with old config" calcext:value-type="string">
            <text:p>Ridge with old config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14638882662816" calcext:value-type="float">
            <text:p>0,7146388826628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Ridge with old config" calcext:value-type="string">
            <text:p>Ridge with old config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584271560283245" calcext:value-type="float">
            <text:p>0,5842715602832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Ridge with old config" calcext:value-type="string">
            <text:p>Ridge with old config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33150129762368" calcext:value-type="float">
            <text:p>0,4331501297623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Ridge with old config" calcext:value-type="string">
            <text:p>Ridge with old config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06903422224171" calcext:value-type="float">
            <text:p>0,6069034222241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Ridge with old config" calcext:value-type="string">
            <text:p>Ridge with old config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60024019395663" calcext:value-type="float">
            <text:p>0,7600240193956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Ridge with old config" calcext:value-type="string">
            <text:p>Ridge with old config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764036801577581" calcext:value-type="float">
            <text:p>0,76403680157758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Ridge with old config" calcext:value-type="string">
            <text:p>Ridge with old config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622993722992496" calcext:value-type="float">
            <text:p>0,622993722992496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Ridge with old config" calcext:value-type="string">
            <text:p>Ridge with old config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489845550331188" calcext:value-type="float">
            <text:p>0,489845550331188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DT with old config" calcext:value-type="string">
            <text:p>DT with old config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3096160451939" calcext:value-type="float">
            <text:p>0,53096160451939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DT with old config" calcext:value-type="string">
            <text:p>DT with old config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673952991369315" calcext:value-type="float">
            <text:p>0,673952991369315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DT with old config" calcext:value-type="string">
            <text:p>DT with old config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673052729905052" calcext:value-type="float">
            <text:p>0,6730527299050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DT with old config" calcext:value-type="string">
            <text:p>DT with old config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545832464783443" calcext:value-type="float">
            <text:p>0,545832464783443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DT with old config" calcext:value-type="string">
            <text:p>DT with old config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352673348474606" calcext:value-type="float">
            <text:p>0,352673348474606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DT with old config" calcext:value-type="string">
            <text:p>DT with old config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04875659253948" calcext:value-type="float">
            <text:p>0,604875659253948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DT with old config" calcext:value-type="string">
            <text:p>DT with old config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05913499222225" calcext:value-type="float">
            <text:p>0,705913499222225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DT with old config" calcext:value-type="string">
            <text:p>DT with old config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22320762505914" calcext:value-type="float">
            <text:p>0,7223207625059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DT with old config" calcext:value-type="string">
            <text:p>DT with old config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621351626528057" calcext:value-type="float">
            <text:p>0,6213516265280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DT with old config" calcext:value-type="string">
            <text:p>DT with old config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467954518655641" calcext:value-type="float">
            <text:p>0,4679545186556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Ridge with old config" calcext:value-type="string">
            <text:p>Ridge with old config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443303196778012" calcext:value-type="float">
            <text:p>0,443303196778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Ridge with old config" calcext:value-type="string">
            <text:p>Ridge with old config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29409493661395" calcext:value-type="float">
            <text:p>0,6294094936613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Ridge with old config" calcext:value-type="string">
            <text:p>Ridge with old config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695570926518156" calcext:value-type="float">
            <text:p>0,6955709265181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Ridge with old config" calcext:value-type="string">
            <text:p>Ridge with old config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507366418546446" calcext:value-type="float">
            <text:p>0,5073664185464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Ridge with old config" calcext:value-type="string">
            <text:p>Ridge with old config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388851594853809" calcext:value-type="float">
            <text:p>0,3888515948538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Ridge with old config" calcext:value-type="string">
            <text:p>Ridge with old config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523059015572952" calcext:value-type="float">
            <text:p>0,5230590155729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Ridge with old config" calcext:value-type="string">
            <text:p>Ridge with old config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29657694779679" calcext:value-type="float">
            <text:p>0,7296576947796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Ridge with old config" calcext:value-type="string">
            <text:p>Ridge with old config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7719905146553" calcext:value-type="float">
            <text:p>0,777199051465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Ridge with old config" calcext:value-type="string">
            <text:p>Ridge with old config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557991832745729" calcext:value-type="float">
            <text:p>0,5579918327457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Ridge with old config" calcext:value-type="string">
            <text:p>Ridge with old config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27149717154935" calcext:value-type="float">
            <text:p>0,427149717154935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DT with old config" calcext:value-type="string">
            <text:p>DT with old config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457822949372619" calcext:value-type="float">
            <text:p>0,4578229493726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DT with old config" calcext:value-type="string">
            <text:p>DT with old config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32882358190282" calcext:value-type="float">
            <text:p>0,63288235819028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DT with old config" calcext:value-type="string">
            <text:p>DT with old config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78626553001102" calcext:value-type="float">
            <text:p>0,6786265530011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DT with old config" calcext:value-type="string">
            <text:p>DT with old config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485807398106032" calcext:value-type="float">
            <text:p>0,485807398106032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DT with old config" calcext:value-type="string">
            <text:p>DT with old config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31803641271891" calcext:value-type="float">
            <text:p>0,331803641271891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DT with old config" calcext:value-type="string">
            <text:p>DT with old config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525708506802187" calcext:value-type="float">
            <text:p>0,525708506802187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DT with old config" calcext:value-type="string">
            <text:p>DT with old config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70800237754478" calcext:value-type="float">
            <text:p>0,670800237754478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DT with old config" calcext:value-type="string">
            <text:p>DT with old config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13879158934913" calcext:value-type="float">
            <text:p>0,713879158934913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DT with old config" calcext:value-type="string">
            <text:p>DT with old config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55565213285777" calcext:value-type="float">
            <text:p>0,555652132857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DT with old config" calcext:value-type="string">
            <text:p>DT with old config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388843702506977" calcext:value-type="float">
            <text:p>0,3888437025069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0947576568005528" calcext:value-type="percentage">
            <text:p>9,48 %</text:p>
          </table:table-cell>
          <table:table-cell table:style-name="ce18" table:formula="of:=[$similarity_scores.I7]/[$similarity_scores.I17]-1" office:value-type="percentage" office:value="0.0581757409309114" calcext:value-type="percentage">
            <text:p>5,82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0.107213325377202" calcext:value-type="percentage">
            <text:p>10,72 %</text:p>
          </table:table-cell>
          <table:table-cell table:style-name="ce18" table:formula="of:=[$similarity_scores.I8]/[$similarity_scores.I18]-1" office:value-type="percentage" office:value="0.0434990777505542" calcext:value-type="percentage">
            <text:p>4,3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0467802549239975" calcext:value-type="percentage">
            <text:p>4,68 %</text:p>
          </table:table-cell>
          <table:table-cell table:style-name="ce18" table:formula="of:=[$similarity_scores.I9]/[$similarity_scores.I19]-1" office:value-type="percentage" office:value="0.0577527896705383" calcext:value-type="percentage">
            <text:p>5,7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985126270555228" calcext:value-type="percentage">
            <text:p>9,85 %</text:p>
          </table:table-cell>
          <table:table-cell table:style-name="ce18" table:formula="of:=[$similarity_scores.I10]/[$similarity_scores.I20]-1" office:value-type="percentage" office:value="0.0886983346384391" calcext:value-type="percentage">
            <text:p>8,87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134978750839686" calcext:value-type="percentage">
            <text:p>13,50 %</text:p>
          </table:table-cell>
          <table:table-cell table:style-name="ce18" table:formula="of:=1/[$similarity_scores.I7]*([$similarity_scores.I7]-[$similarity_scores.I2])" office:value-type="percentage" office:value="0.0349314813423568" calcext:value-type="percentage">
            <text:p>3,49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135112173690345" calcext:value-type="percentage">
            <text:p>13,51 %</text:p>
          </table:table-cell>
          <table:table-cell table:style-name="ce18" table:formula="of:=1/[$similarity_scores.I8]*([$similarity_scores.I8]-[$similarity_scores.I3])" office:value-type="percentage" office:value="0.0567661368426796" calcext:value-type="percentage">
            <text:p>5,6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115741422026775" calcext:value-type="percentage">
            <text:p>11,57 %</text:p>
          </table:table-cell>
          <table:table-cell table:style-name="ce18" table:formula="of:=1/[$similarity_scores.I9]*([$similarity_scores.I9]-[$similarity_scores.I4])" office:value-type="percentage" office:value="0.0646538475800749" calcext:value-type="percentage">
            <text:p>6,47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0896597159333596" calcext:value-type="percentage">
            <text:p>8,97 %</text:p>
          </table:table-cell>
          <table:table-cell table:style-name="ce18" table:formula="of:=1/[$similarity_scores.I10]*([$similarity_scores.I10]-[$similarity_scores.I5])" office:value-type="percentage" office:value="0.105028595690449" calcext:value-type="percentage">
            <text:p>10,50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788103103556048" calcext:value-type="float">
            <text:p>0.7881</text:p>
          </table:table-cell>
          <table:table-cell table:formula="of:=[$similarity_scores.E17]" office:value-type="float" office:value="0.772547693250289" calcext:value-type="float">
            <text:p>0.7725</text:p>
          </table:table-cell>
          <table:table-cell table:style-name="ce25" table:formula="of:=[.D36]/[.E36]-1" office:value-type="percentage" office:value="0.0201352103458028" calcext:value-type="percentage">
            <text:p>2.0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681725931105173" calcext:value-type="float">
            <text:p>0.6817</text:p>
          </table:table-cell>
          <table:table-cell table:style-name="ce24" table:formula="of:=[$similarity_scores.E12]" office:value-type="float" office:value="0.684663428899969" calcext:value-type="float">
            <text:p>0.6847</text:p>
          </table:table-cell>
          <table:table-cell table:style-name="ce25" table:formula="of:=[.J36]/[.K36]-1" office:value-type="percentage" office:value="-0.00429042602657381" calcext:value-type="percentage">
            <text:p>-0.4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788103103556048" calcext:value-type="float">
            <text:p>0.7881</text:p>
          </table:table-cell>
          <table:table-cell table:style-name="ce24" table:formula="of:=[.J36]" office:value-type="float" office:value="0.681725931105173" calcext:value-type="float">
            <text:p>0.6817</text:p>
          </table:table-cell>
          <table:table-cell table:style-name="ce25" table:formula="of:=[.P36]/[.Q36]-1" office:value-type="percentage" office:value="0.156040965433753" calcext:value-type="percentage">
            <text:p>15.6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867701267449377" calcext:value-type="float">
            <text:p>0.8677</text:p>
          </table:table-cell>
          <table:table-cell table:formula="of:=[$similarity_scores.E18]" office:value-type="float" office:value="0.719888185901611" calcext:value-type="float">
            <text:p>0.7199</text:p>
          </table:table-cell>
          <table:table-cell table:style-name="ce25" table:formula="of:=[.D37]/[.E37]-1" office:value-type="percentage" office:value="0.20532783346436" calcext:value-type="percentage">
            <text:p>20.5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833551588485869" calcext:value-type="float">
            <text:p>0.8336</text:p>
          </table:table-cell>
          <table:table-cell table:style-name="ce24" table:formula="of:=[$similarity_scores.E13]" office:value-type="float" office:value="0.770327464195099" calcext:value-type="float">
            <text:p>0.7703</text:p>
          </table:table-cell>
          <table:table-cell table:style-name="ce25" table:formula="of:=[.J37]/[.K37]-1" office:value-type="percentage" office:value="0.0820743478967498" calcext:value-type="percentage">
            <text:p>8.2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867701267449377" calcext:value-type="float">
            <text:p>0.8677</text:p>
          </table:table-cell>
          <table:table-cell table:style-name="ce24" table:formula="of:=[.J37]" office:value-type="float" office:value="0.833551588485869" calcext:value-type="float">
            <text:p>0.8336</text:p>
          </table:table-cell>
          <table:table-cell table:style-name="ce25" table:formula="of:=[.P37]/[.Q37]-1" office:value-type="percentage" office:value="0.0409688847519807" calcext:value-type="percentage">
            <text:p>4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883381054872685" calcext:value-type="float">
            <text:p>0.8834</text:p>
          </table:table-cell>
          <table:table-cell table:formula="of:=[$similarity_scores.E19]" office:value-type="float" office:value="0.730231885490716" calcext:value-type="float">
            <text:p>0.7302</text:p>
          </table:table-cell>
          <table:table-cell table:style-name="ce25" table:formula="of:=[.D38]/[.E38]-1" office:value-type="percentage" office:value="0.209726762724216" calcext:value-type="percentage">
            <text:p>20.9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854490740460339" calcext:value-type="float">
            <text:p>0.8545</text:p>
          </table:table-cell>
          <table:table-cell table:style-name="ce24" table:formula="of:=[$similarity_scores.E14]" office:value-type="float" office:value="0.761560189887549" calcext:value-type="float">
            <text:p>0.7616</text:p>
          </table:table-cell>
          <table:table-cell table:style-name="ce25" table:formula="of:=[.J38]/[.K38]-1" office:value-type="percentage" office:value="0.122026534221165" calcext:value-type="percentage">
            <text:p>12.2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883381054872685" calcext:value-type="float">
            <text:p>0.8834</text:p>
          </table:table-cell>
          <table:table-cell table:style-name="ce24" table:formula="of:=[.J38]" office:value-type="float" office:value="0.854490740460339" calcext:value-type="float">
            <text:p>0.8545</text:p>
          </table:table-cell>
          <table:table-cell table:style-name="ce25" table:formula="of:=[.P38]/[.Q38]-1" office:value-type="percentage" office:value="0.0338099794934954" calcext:value-type="percentage">
            <text:p>3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859763506500566" calcext:value-type="float">
            <text:p>0.8598</text:p>
          </table:table-cell>
          <table:table-cell table:formula="of:=[$similarity_scores.E20]" office:value-type="float" office:value="0.846895655920196" calcext:value-type="float">
            <text:p>0.8469</text:p>
          </table:table-cell>
          <table:table-cell table:style-name="ce25" table:formula="of:=[.D39]/[.E39]-1" office:value-type="percentage" office:value="0.0151941393138786" calcext:value-type="percentage">
            <text:p>1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822856502701173" calcext:value-type="float">
            <text:p>0.8229</text:p>
          </table:table-cell>
          <table:table-cell table:style-name="ce24" table:formula="of:=[$similarity_scores.E15]" office:value-type="float" office:value="0.794996288192958" calcext:value-type="float">
            <text:p>0.7950</text:p>
          </table:table-cell>
          <table:table-cell table:style-name="ce25" table:formula="of:=[.J39]/[.K39]-1" office:value-type="percentage" office:value="0.0350444585993504" calcext:value-type="percentage">
            <text:p>3.5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859763506500566" calcext:value-type="float">
            <text:p>0.8598</text:p>
          </table:table-cell>
          <table:table-cell table:style-name="ce24" table:formula="of:=[.J39]" office:value-type="float" office:value="0.822856502701173" calcext:value-type="float">
            <text:p>0.8229</text:p>
          </table:table-cell>
          <table:table-cell table:style-name="ce25" table:formula="of:=[.P39]/[.Q39]-1" office:value-type="percentage" office:value="0.0448522964553837" calcext:value-type="percentage">
            <text:p>4.4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896164438194524" calcext:value-type="float">
            <text:p>0.8962</text:p>
          </table:table-cell>
          <table:table-cell table:formula="of:=[$similarity_scores.E21]" office:value-type="float" office:value="0.770864485149524" calcext:value-type="float">
            <text:p>0.7709</text:p>
          </table:table-cell>
          <table:table-cell table:style-name="ce25" table:formula="of:=[.D40]/[.E40]-1" office:value-type="percentage" office:value="0.162544721489791" calcext:value-type="percentage">
            <text:p>16.2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864860086842048" calcext:value-type="float">
            <text:p>0.8649</text:p>
          </table:table-cell>
          <table:table-cell table:style-name="ce24" table:formula="of:=[$similarity_scores.E16]" office:value-type="float" office:value="0.77854247145559" calcext:value-type="float">
            <text:p>0.7785</text:p>
          </table:table-cell>
          <table:table-cell table:style-name="ce25" table:formula="of:=[.J40]/[.K40]-1" office:value-type="percentage" office:value="0.110870785539902" calcext:value-type="percentage">
            <text:p>11.0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896164438194524" calcext:value-type="float">
            <text:p>0.8962</text:p>
          </table:table-cell>
          <table:table-cell table:style-name="ce24" table:formula="of:=[.J40]" office:value-type="float" office:value="0.864860086842048" calcext:value-type="float">
            <text:p>0.8649</text:p>
          </table:table-cell>
          <table:table-cell table:style-name="ce25" table:formula="of:=[.P40]/[.Q40]-1" office:value-type="percentage" office:value="0.0361958562185247" calcext:value-type="percentage">
            <text:p>3.62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45708059477383" calcext:value-type="float">
            <text:p>0.7457</text:p>
          </table:table-cell>
          <table:table-cell table:formula="of:=[$similarity_scores.E37]" office:value-type="float" office:value="0.734906300442725" calcext:value-type="float">
            <text:p>0.7349</text:p>
          </table:table-cell>
          <table:table-cell table:style-name="ce25" table:formula="of:=[.D41]/[.E41]-1" office:value-type="percentage" office:value="0.0146981445500609" calcext:value-type="percentage">
            <text:p>1.4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26620773075469" calcext:value-type="float">
            <text:p>0.6266</text:p>
          </table:table-cell>
          <table:table-cell table:style-name="ce24" table:formula="of:=[$similarity_scores.E32]" office:value-type="float" office:value="0.596993592496608" calcext:value-type="float">
            <text:p>0.5970</text:p>
          </table:table-cell>
          <table:table-cell table:style-name="ce25" table:formula="of:=[.J41]/[.K41]-1" office:value-type="percentage" office:value="0.0496273007805008" calcext:value-type="percentage">
            <text:p>4.96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45708059477383" calcext:value-type="float">
            <text:p>0.7457</text:p>
          </table:table-cell>
          <table:table-cell table:style-name="ce24" table:formula="of:=[.J41]" office:value-type="float" office:value="0.626620773075469" calcext:value-type="float">
            <text:p>0.6266</text:p>
          </table:table-cell>
          <table:table-cell table:style-name="ce25" table:formula="of:=[.P41]/[.Q41]-1" office:value-type="percentage" office:value="0.190046821808079" calcext:value-type="percentage">
            <text:p>19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766874046745055" calcext:value-type="float">
            <text:p>0.7669</text:p>
          </table:table-cell>
          <table:table-cell table:formula="of:=[$similarity_scores.E38]" office:value-type="float" office:value="0.675249055057998" calcext:value-type="float">
            <text:p>0.6752</text:p>
          </table:table-cell>
          <table:table-cell table:style-name="ce25" table:formula="of:=[.D42]/[.E42]-1" office:value-type="percentage" office:value="0.135690662579582" calcext:value-type="percentage">
            <text:p>13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723341569666426" calcext:value-type="float">
            <text:p>0.7233</text:p>
          </table:table-cell>
          <table:table-cell table:style-name="ce24" table:formula="of:=[$similarity_scores.E33]" office:value-type="float" office:value="0.673067461231301" calcext:value-type="float">
            <text:p>0.6731</text:p>
          </table:table-cell>
          <table:table-cell table:style-name="ce25" table:formula="of:=[.J42]/[.K42]-1" office:value-type="percentage" office:value="0.0746940111220853" calcext:value-type="percentage">
            <text:p>7.4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766874046745055" calcext:value-type="float">
            <text:p>0.7669</text:p>
          </table:table-cell>
          <table:table-cell table:style-name="ce24" table:formula="of:=[.J42]" office:value-type="float" office:value="0.723341569666426" calcext:value-type="float">
            <text:p>0.7233</text:p>
          </table:table-cell>
          <table:table-cell table:style-name="ce25" table:formula="of:=[.P42]/[.Q42]-1" office:value-type="percentage" office:value="0.0601824627591978" calcext:value-type="percentage">
            <text:p>6.0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756508231961673" calcext:value-type="float">
            <text:p>0.7565</text:p>
          </table:table-cell>
          <table:table-cell table:formula="of:=[$similarity_scores.E39]" office:value-type="float" office:value="0.671927085563176" calcext:value-type="float">
            <text:p>0.6719</text:p>
          </table:table-cell>
          <table:table-cell table:style-name="ce25" table:formula="of:=[.D43]/[.E43]-1" office:value-type="percentage" office:value="0.125878459457554" calcext:value-type="percentage">
            <text:p>12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706448684026012" calcext:value-type="float">
            <text:p>0.7064</text:p>
          </table:table-cell>
          <table:table-cell table:style-name="ce24" table:formula="of:=[$similarity_scores.E34]" office:value-type="float" office:value="0.654975943608092" calcext:value-type="float">
            <text:p>0.6550</text:p>
          </table:table-cell>
          <table:table-cell table:style-name="ce25" table:formula="of:=[.J43]/[.K43]-1" office:value-type="percentage" office:value="0.0785872228136662" calcext:value-type="percentage">
            <text:p>7.8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756508231961673" calcext:value-type="float">
            <text:p>0.7565</text:p>
          </table:table-cell>
          <table:table-cell table:style-name="ce24" table:formula="of:=[.J43]" office:value-type="float" office:value="0.706448684026012" calcext:value-type="float">
            <text:p>0.7064</text:p>
          </table:table-cell>
          <table:table-cell table:style-name="ce25" table:formula="of:=[.P43]/[.Q43]-1" office:value-type="percentage" office:value="0.0708608410880944" calcext:value-type="percentage">
            <text:p>7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672079560147168" calcext:value-type="float">
            <text:p>0.6721</text:p>
          </table:table-cell>
          <table:table-cell table:formula="of:=[$similarity_scores.E40]" office:value-type="float" office:value="0.673139979489467" calcext:value-type="float">
            <text:p>0.6731</text:p>
          </table:table-cell>
          <table:table-cell table:style-name="ce25" table:formula="of:=[.D44]/[.E44]-1" office:value-type="percentage" office:value="-0.00157533258253861" calcext:value-type="percentage">
            <text:p>-0.1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640314698704505" calcext:value-type="float">
            <text:p>0.6403</text:p>
          </table:table-cell>
          <table:table-cell table:style-name="ce24" table:formula="of:=[$similarity_scores.E35]" office:value-type="float" office:value="0.60414143642445" calcext:value-type="float">
            <text:p>0.6041</text:p>
          </table:table-cell>
          <table:table-cell table:style-name="ce25" table:formula="of:=[.J44]/[.K44]-1" office:value-type="percentage" office:value="0.0598754862671609" calcext:value-type="percentage">
            <text:p>5.9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672079560147168" calcext:value-type="float">
            <text:p>0.6721</text:p>
          </table:table-cell>
          <table:table-cell table:style-name="ce24" table:formula="of:=[.J44]" office:value-type="float" office:value="0.640314698704505" calcext:value-type="float">
            <text:p>0.6403</text:p>
          </table:table-cell>
          <table:table-cell table:style-name="ce25" table:formula="of:=[.P44]/[.Q44]-1" office:value-type="percentage" office:value="0.0496082028210976" calcext:value-type="percentage">
            <text:p>4.9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06621123490258" calcext:value-type="float">
            <text:p>0.6066</text:p>
          </table:table-cell>
          <table:table-cell table:formula="of:=[$similarity_scores.E41]" office:value-type="float" office:value="0.547880981547613" calcext:value-type="float">
            <text:p>0.5479</text:p>
          </table:table-cell>
          <table:table-cell table:style-name="ce25" table:formula="of:=[.D45]/[.E45]-1" office:value-type="percentage" office:value="0.107213325377202" calcext:value-type="percentage">
            <text:p>10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52465922488901" calcext:value-type="float">
            <text:p>0.5247</text:p>
          </table:table-cell>
          <table:table-cell table:style-name="ce24" table:formula="of:=[$similarity_scores.E36]" office:value-type="float" office:value="0.499968436912565" calcext:value-type="float">
            <text:p>0.5000</text:p>
          </table:table-cell>
          <table:table-cell table:style-name="ce25" table:formula="of:=[.J45]/[.K45]-1" office:value-type="percentage" office:value="0.0493846934196833" calcext:value-type="percentage">
            <text:p>4.9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06621123490258" calcext:value-type="float">
            <text:p>0.6066</text:p>
          </table:table-cell>
          <table:table-cell table:style-name="ce24" table:formula="of:=[.J45]" office:value-type="float" office:value="0.52465922488901" calcext:value-type="float">
            <text:p>0.5247</text:p>
          </table:table-cell>
          <table:table-cell table:style-name="ce25" table:formula="of:=[.P45]/[.Q45]-1" office:value-type="percentage" office:value="0.156219303336536" calcext:value-type="percentage">
            <text:p>15.62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06903422224171" calcext:value-type="float">
            <text:p>0.6069</text:p>
          </table:table-cell>
          <table:table-cell table:formula="of:=[$similarity_scores.E57]" office:value-type="float" office:value="0.604875659253948" calcext:value-type="float">
            <text:p>0.6049</text:p>
          </table:table-cell>
          <table:table-cell table:style-name="ce25" table:formula="of:=[.D46]/[.E46]-1" office:value-type="percentage" office:value="0.00335236331500632" calcext:value-type="percentage">
            <text:p>0.3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518841889921253" calcext:value-type="float">
            <text:p>0.5188</text:p>
          </table:table-cell>
          <table:table-cell table:style-name="ce24" table:formula="of:=[$similarity_scores.E52]" office:value-type="float" office:value="0.53096160451939" calcext:value-type="float">
            <text:p>0.5310</text:p>
          </table:table-cell>
          <table:table-cell table:style-name="ce25" table:formula="of:=[.J46]/[.K46]-1" office:value-type="percentage" office:value="-0.0228259717745634" calcext:value-type="percentage">
            <text:p>-2.2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606903422224171" calcext:value-type="float">
            <text:p>0.6069</text:p>
          </table:table-cell>
          <table:table-cell table:style-name="ce24" table:formula="of:=[.J46]" office:value-type="float" office:value="0.518841889921253" calcext:value-type="float">
            <text:p>0.5188</text:p>
          </table:table-cell>
          <table:table-cell table:style-name="ce25" table:formula="of:=[.P46]/[.Q46]-1" office:value-type="percentage" office:value="0.169727105720557" calcext:value-type="percentage">
            <text:p>16.9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60024019395663" calcext:value-type="float">
            <text:p>0.7600</text:p>
          </table:table-cell>
          <table:table-cell table:formula="of:=[$similarity_scores.E58]" office:value-type="float" office:value="0.705913499222225" calcext:value-type="float">
            <text:p>0.7059</text:p>
          </table:table-cell>
          <table:table-cell table:style-name="ce25" table:formula="of:=[.D47]/[.E47]-1" office:value-type="percentage" office:value="0.0766531880082428" calcext:value-type="percentage">
            <text:p>7.6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690012691463964" calcext:value-type="float">
            <text:p>0.6900</text:p>
          </table:table-cell>
          <table:table-cell table:style-name="ce24" table:formula="of:=[$similarity_scores.E53]" office:value-type="float" office:value="0.673952991369315" calcext:value-type="float">
            <text:p>0.6740</text:p>
          </table:table-cell>
          <table:table-cell table:style-name="ce25" table:formula="of:=[.J47]/[.K47]-1" office:value-type="percentage" office:value="0.0238291101906363" calcext:value-type="percentage">
            <text:p>2.3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760024019395663" calcext:value-type="float">
            <text:p>0.7600</text:p>
          </table:table-cell>
          <table:table-cell table:style-name="ce24" table:formula="of:=[.J47]" office:value-type="float" office:value="0.690012691463964" calcext:value-type="float">
            <text:p>0.6900</text:p>
          </table:table-cell>
          <table:table-cell table:style-name="ce25" table:formula="of:=[.P47]/[.Q47]-1" office:value-type="percentage" office:value="0.101463826387251" calcext:value-type="percentage">
            <text:p>10.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764036801577581" calcext:value-type="float">
            <text:p>0.7640</text:p>
          </table:table-cell>
          <table:table-cell table:formula="of:=[$similarity_scores.E59]" office:value-type="float" office:value="0.722320762505914" calcext:value-type="float">
            <text:p>0.7223</text:p>
          </table:table-cell>
          <table:table-cell table:style-name="ce25" table:formula="of:=[.D48]/[.E48]-1" office:value-type="percentage" office:value="0.0577527896705383" calcext:value-type="percentage">
            <text:p>5.7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714638882662816" calcext:value-type="float">
            <text:p>0.7146</text:p>
          </table:table-cell>
          <table:table-cell table:style-name="ce24" table:formula="of:=[$similarity_scores.E54]" office:value-type="float" office:value="0.673052729905052" calcext:value-type="float">
            <text:p>0.6731</text:p>
          </table:table-cell>
          <table:table-cell table:style-name="ce25" table:formula="of:=[.J48]/[.K48]-1" office:value-type="percentage" office:value="0.0617873621337672" calcext:value-type="percentage">
            <text:p>6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764036801577581" calcext:value-type="float">
            <text:p>0.7640</text:p>
          </table:table-cell>
          <table:table-cell table:style-name="ce24" table:formula="of:=[.J48]" office:value-type="float" office:value="0.714638882662816" calcext:value-type="float">
            <text:p>0.7146</text:p>
          </table:table-cell>
          <table:table-cell table:style-name="ce25" table:formula="of:=[.P48]/[.Q48]-1" office:value-type="percentage" office:value="0.0691229096445232" calcext:value-type="percentage">
            <text:p>6.9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622993722992496" calcext:value-type="float">
            <text:p>0.6230</text:p>
          </table:table-cell>
          <table:table-cell table:formula="of:=[$similarity_scores.E60]" office:value-type="float" office:value="0.621351626528057" calcext:value-type="float">
            <text:p>0.6214</text:p>
          </table:table-cell>
          <table:table-cell table:style-name="ce25" table:formula="of:=[.D49]/[.E49]-1" office:value-type="percentage" office:value="0.00264278130824991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584271560283245" calcext:value-type="float">
            <text:p>0.5843</text:p>
          </table:table-cell>
          <table:table-cell table:style-name="ce24" table:formula="of:=[$similarity_scores.E55]" office:value-type="float" office:value="0.545832464783443" calcext:value-type="float">
            <text:p>0.5458</text:p>
          </table:table-cell>
          <table:table-cell table:style-name="ce25" table:formula="of:=[.J49]/[.K49]-1" office:value-type="percentage" office:value="0.0704228824407749" calcext:value-type="percentage">
            <text:p>7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622993722992496" calcext:value-type="float">
            <text:p>0.6230</text:p>
          </table:table-cell>
          <table:table-cell table:style-name="ce24" table:formula="of:=[.J49]" office:value-type="float" office:value="0.584271560283245" calcext:value-type="float">
            <text:p>0.5843</text:p>
          </table:table-cell>
          <table:table-cell table:style-name="ce25" table:formula="of:=[.P49]/[.Q49]-1" office:value-type="percentage" office:value="0.0662742555712947" calcext:value-type="percentage">
            <text:p>6.6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489845550331188" calcext:value-type="float">
            <text:p>0.4898</text:p>
          </table:table-cell>
          <table:table-cell table:formula="of:=[$similarity_scores.E61]" office:value-type="float" office:value="0.467954518655641" calcext:value-type="float">
            <text:p>0.4680</text:p>
          </table:table-cell>
          <table:table-cell table:style-name="ce25" table:formula="of:=[.D50]/[.E50]-1" office:value-type="percentage" office:value="0.0467802549239975" calcext:value-type="percentage">
            <text:p>4.6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433150129762368" calcext:value-type="float">
            <text:p>0.4332</text:p>
          </table:table-cell>
          <table:table-cell table:style-name="ce24" table:formula="of:=[$similarity_scores.E56]" office:value-type="float" office:value="0.352673348474606" calcext:value-type="float">
            <text:p>0.3527</text:p>
          </table:table-cell>
          <table:table-cell table:style-name="ce25" table:formula="of:=[.J50]/[.K50]-1" office:value-type="percentage" office:value="0.228190708585845" calcext:value-type="percentage">
            <text:p>22.8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489845550331188" calcext:value-type="float">
            <text:p>0.4898</text:p>
          </table:table-cell>
          <table:table-cell table:style-name="ce24" table:formula="of:=[.J50]" office:value-type="float" office:value="0.433150129762368" calcext:value-type="float">
            <text:p>0.4332</text:p>
          </table:table-cell>
          <table:table-cell table:style-name="ce25" table:formula="of:=[.P50]/[.Q50]-1" office:value-type="percentage" office:value="0.130890923661789" calcext:value-type="percentage">
            <text:p>13.09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523059015572952" calcext:value-type="float">
            <text:p>0.5231</text:p>
          </table:table-cell>
          <table:table-cell table:formula="of:=[$similarity_scores.E77]" office:value-type="float" office:value="0.525708506802187" calcext:value-type="float">
            <text:p>0.5257</text:p>
          </table:table-cell>
          <table:table-cell table:style-name="ce25" table:formula="of:=[.D51]/[.E51]-1" office:value-type="percentage" office:value="-0.0050398484996026" calcext:value-type="percentage">
            <text:p>-0.5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443303196778012" calcext:value-type="float">
            <text:p>0.4433</text:p>
          </table:table-cell>
          <table:table-cell table:style-name="ce24" table:formula="of:=[$similarity_scores.E72]" office:value-type="float" office:value="0.457822949372619" calcext:value-type="float">
            <text:p>0.4578</text:p>
          </table:table-cell>
          <table:table-cell table:style-name="ce25" table:formula="of:=[.J51]/[.K51]-1" office:value-type="percentage" office:value="-0.0317147766718653" calcext:value-type="percentage">
            <text:p>-3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523059015572952" calcext:value-type="float">
            <text:p>0.5231</text:p>
          </table:table-cell>
          <table:table-cell table:style-name="ce24" table:formula="of:=[.J51]" office:value-type="float" office:value="0.443303196778012" calcext:value-type="float">
            <text:p>0.4433</text:p>
          </table:table-cell>
          <table:table-cell table:style-name="ce25" table:formula="of:=[.P51]/[.Q51]-1" office:value-type="percentage" office:value="0.179912573098089" calcext:value-type="percentage">
            <text:p>17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29657694779679" calcext:value-type="float">
            <text:p>0.7297</text:p>
          </table:table-cell>
          <table:table-cell table:formula="of:=[$similarity_scores.E78]" office:value-type="float" office:value="0.670800237754478" calcext:value-type="float">
            <text:p>0.6708</text:p>
          </table:table-cell>
          <table:table-cell table:style-name="ce25" table:formula="of:=[.D52]/[.E52]-1" office:value-type="percentage" office:value="0.0877421528981968" calcext:value-type="percentage">
            <text:p>8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629409493661395" calcext:value-type="float">
            <text:p>0.6294</text:p>
          </table:table-cell>
          <table:table-cell table:style-name="ce24" table:formula="of:=[$similarity_scores.E73]" office:value-type="float" office:value="0.632882358190282" calcext:value-type="float">
            <text:p>0.6329</text:p>
          </table:table-cell>
          <table:table-cell table:style-name="ce25" table:formula="of:=[.J52]/[.K52]-1" office:value-type="percentage" office:value="-0.00548737768393093" calcext:value-type="percentage">
            <text:p>-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29657694779679" calcext:value-type="float">
            <text:p>0.7297</text:p>
          </table:table-cell>
          <table:table-cell table:style-name="ce24" table:formula="of:=[.J52]" office:value-type="float" office:value="0.629409493661395" calcext:value-type="float">
            <text:p>0.6294</text:p>
          </table:table-cell>
          <table:table-cell table:style-name="ce25" table:formula="of:=[.P52]/[.Q52]-1" office:value-type="percentage" office:value="0.159273417588795" calcext:value-type="percentage">
            <text:p>15.9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7719905146553" calcext:value-type="float">
            <text:p>0.7772</text:p>
          </table:table-cell>
          <table:table-cell table:formula="of:=[$similarity_scores.E79]" office:value-type="float" office:value="0.713879158934913" calcext:value-type="float">
            <text:p>0.7139</text:p>
          </table:table-cell>
          <table:table-cell table:style-name="ce25" table:formula="of:=[.D53]/[.E53]-1" office:value-type="percentage" office:value="0.0886983346384391" calcext:value-type="percentage">
            <text:p>8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695570926518156" calcext:value-type="float">
            <text:p>0.6956</text:p>
          </table:table-cell>
          <table:table-cell table:style-name="ce24" table:formula="of:=[$similarity_scores.E74]" office:value-type="float" office:value="0.678626553001102" calcext:value-type="float">
            <text:p>0.6786</text:p>
          </table:table-cell>
          <table:table-cell table:style-name="ce25" table:formula="of:=[.J53]/[.K53]-1" office:value-type="percentage" office:value="0.02496862735789" calcext:value-type="percentage">
            <text:p>2.5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77719905146553" calcext:value-type="float">
            <text:p>0.7772</text:p>
          </table:table-cell>
          <table:table-cell table:style-name="ce24" table:formula="of:=[.J53]" office:value-type="float" office:value="0.695570926518156" calcext:value-type="float">
            <text:p>0.6956</text:p>
          </table:table-cell>
          <table:table-cell table:style-name="ce25" table:formula="of:=[.P53]/[.Q53]-1" office:value-type="percentage" office:value="0.117354135768702" calcext:value-type="percentage">
            <text:p>11.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557991832745729" calcext:value-type="float">
            <text:p>0.5580</text:p>
          </table:table-cell>
          <table:table-cell table:formula="of:=[$similarity_scores.E80]" office:value-type="float" office:value="0.55565213285777" calcext:value-type="float">
            <text:p>0.5557</text:p>
          </table:table-cell>
          <table:table-cell table:style-name="ce25" table:formula="of:=[.D54]/[.E54]-1" office:value-type="percentage" office:value="0.00421072780900822" calcext:value-type="percentage">
            <text:p>0.4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507366418546446" calcext:value-type="float">
            <text:p>0.5074</text:p>
          </table:table-cell>
          <table:table-cell table:style-name="ce24" table:formula="of:=[$similarity_scores.E75]" office:value-type="float" office:value="0.485807398106032" calcext:value-type="float">
            <text:p>0.4858</text:p>
          </table:table-cell>
          <table:table-cell table:style-name="ce25" table:formula="of:=[.J54]/[.K54]-1" office:value-type="percentage" office:value="0.0443777112585428" calcext:value-type="percentage">
            <text:p>4.4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557991832745729" calcext:value-type="float">
            <text:p>0.5580</text:p>
          </table:table-cell>
          <table:table-cell table:style-name="ce24" table:formula="of:=[.J54]" office:value-type="float" office:value="0.507366418546446" calcext:value-type="float">
            <text:p>0.5074</text:p>
          </table:table-cell>
          <table:table-cell table:style-name="ce25" table:formula="of:=[.P54]/[.Q54]-1" office:value-type="percentage" office:value="0.0997807745028134" calcext:value-type="percentage">
            <text:p>9.9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27149717154935" calcext:value-type="float">
            <text:p>0.4271</text:p>
          </table:table-cell>
          <table:table-cell table:formula="of:=[$similarity_scores.E81]" office:value-type="float" office:value="0.388843702506977" calcext:value-type="float">
            <text:p>0.3888</text:p>
          </table:table-cell>
          <table:table-cell table:style-name="ce25" table:formula="of:=[.D55]/[.E55]-1" office:value-type="percentage" office:value="0.0985126270555228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388851594853809" calcext:value-type="float">
            <text:p>0.3889</text:p>
          </table:table-cell>
          <table:table-cell table:style-name="ce24" table:formula="of:=[$similarity_scores.E76]" office:value-type="float" office:value="0.331803641271891" calcext:value-type="float">
            <text:p>0.3318</text:p>
          </table:table-cell>
          <table:table-cell table:style-name="ce25" table:formula="of:=[.J55]/[.K55]-1" office:value-type="percentage" office:value="0.171932873802223" calcext:value-type="percentage">
            <text:p>17.1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427149717154935" calcext:value-type="float">
            <text:p>0.4271</text:p>
          </table:table-cell>
          <table:table-cell table:style-name="ce24" table:formula="of:=[.J55]" office:value-type="float" office:value="0.388851594853809" calcext:value-type="float">
            <text:p>0.3889</text:p>
          </table:table-cell>
          <table:table-cell table:style-name="ce25" table:formula="of:=[.P55]/[.Q55]-1" office:value-type="percentage" office:value="0.0984903310362526" calcext:value-type="percentage">
            <text:p>9.85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05088261031733" calcext:value-type="float">
            <text:p>0.7051</text:p>
          </table:table-cell>
          <table:table-cell table:formula="of:=AVERAGE([.E36:.E55])" office:value-type="float" office:value="0.656041555641771" calcext:value-type="float">
            <text:p>0.6560</text:p>
          </table:table-cell>
          <table:table-cell table:style-name="ce25" table:formula="of:=[.D56]/[.E56]-1" office:value-type="percentage" office:value="0.0747615832688859" calcext:value-type="percentage">
            <text:p>7.4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644214329220374" calcext:value-type="float">
            <text:p>0.6442</text:p>
          </table:table-cell>
          <table:table-cell table:style-name="ce24" table:formula="of:=AVERAGE([.K36:.K55])" office:value-type="float" office:value="0.609132637614896" calcext:value-type="float">
            <text:p>0.6091</text:p>
          </table:table-cell>
          <table:table-cell table:style-name="ce25" table:formula="of:=[.J56]/[.K56]-1" office:value-type="percentage" office:value="0.0575928614543522" calcext:value-type="percentage">
            <text:p>5.7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05088261031733" calcext:value-type="float">
            <text:p>0.7051</text:p>
          </table:table-cell>
          <table:table-cell table:style-name="ce24" table:formula="of:=[.J56]" office:value-type="float" office:value="0.644214329220374" calcext:value-type="float">
            <text:p>0.6442</text:p>
          </table:table-cell>
          <table:table-cell table:style-name="ce25" table:formula="of:=[.P56]/[.Q56]-1" office:value-type="percentage" office:value="0.0944932905870444" calcext:value-type="percentage">
            <text:p>9.45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9:26:02.440688980</dc:date>
    <meta:editing-duration>PT12H22M30S</meta:editing-duration>
    <meta:editing-cycles>217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788103103556048">
                <text:p>0.788103103556048</text:p>
                <draw:g>
                  <svg:desc>similarity_scores.E7:similarity_scores.E11</svg:desc>
                </draw:g>
              </table:table-cell>
              <table:table-cell office:value-type="float" office:value="0.745708059477383">
                <text:p>0.745708059477383</text:p>
                <draw:g>
                  <svg:desc>similarity_scores.E27:similarity_scores.E31</svg:desc>
                </draw:g>
              </table:table-cell>
              <table:table-cell office:value-type="float" office:value="0.606903422224171">
                <text:p>0.606903422224171</text:p>
                <draw:g>
                  <svg:desc>similarity_scores.E47:similarity_scores.E51</svg:desc>
                </draw:g>
              </table:table-cell>
              <table:table-cell office:value-type="float" office:value="0.523059015572952">
                <text:p>0.523059015572952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67701267449377">
                <text:p>0.867701267449377</text:p>
              </table:table-cell>
              <table:table-cell office:value-type="float" office:value="0.766874046745055">
                <text:p>0.766874046745055</text:p>
              </table:table-cell>
              <table:table-cell office:value-type="float" office:value="0.760024019395663">
                <text:p>0.760024019395663</text:p>
              </table:table-cell>
              <table:table-cell office:value-type="float" office:value="0.729657694779679">
                <text:p>0.729657694779679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3381054872685">
                <text:p>0.883381054872685</text:p>
              </table:table-cell>
              <table:table-cell office:value-type="float" office:value="0.756508231961673">
                <text:p>0.756508231961673</text:p>
              </table:table-cell>
              <table:table-cell office:value-type="float" office:value="0.764036801577581">
                <text:p>0.764036801577581</text:p>
              </table:table-cell>
              <table:table-cell office:value-type="float" office:value="0.77719905146553">
                <text:p>0.7771990514655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59763506500566">
                <text:p>0.859763506500566</text:p>
              </table:table-cell>
              <table:table-cell office:value-type="float" office:value="0.672079560147168">
                <text:p>0.672079560147168</text:p>
              </table:table-cell>
              <table:table-cell office:value-type="float" office:value="0.622993722992496">
                <text:p>0.622993722992496</text:p>
              </table:table-cell>
              <table:table-cell office:value-type="float" office:value="0.557991832745729">
                <text:p>0.557991832745729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96164438194524">
                <text:p>0.896164438194524</text:p>
              </table:table-cell>
              <table:table-cell office:value-type="float" office:value="0.606621123490258">
                <text:p>0.606621123490258</text:p>
              </table:table-cell>
              <table:table-cell office:value-type="float" office:value="0.489845550331188">
                <text:p>0.489845550331188</text:p>
              </table:table-cell>
              <table:table-cell office:value-type="float" office:value="0.427149717154935">
                <text:p>0.4271497171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72547693250289">
                <text:p>0.772547693250289</text:p>
                <draw:g>
                  <svg:desc>similarity_scores.E17:similarity_scores.E21</svg:desc>
                </draw:g>
              </table:table-cell>
              <table:table-cell office:value-type="float" office:value="0.734906300442725">
                <text:p>0.734906300442725</text:p>
                <draw:g>
                  <svg:desc>similarity_scores.E37:similarity_scores.E41</svg:desc>
                </draw:g>
              </table:table-cell>
              <table:table-cell office:value-type="float" office:value="0.604875659253948">
                <text:p>0.604875659253948</text:p>
                <draw:g>
                  <svg:desc>similarity_scores.E57:similarity_scores.E61</svg:desc>
                </draw:g>
              </table:table-cell>
              <table:table-cell office:value-type="float" office:value="0.525708506802187">
                <text:p>0.525708506802187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19888185901611">
                <text:p>0.719888185901611</text:p>
              </table:table-cell>
              <table:table-cell office:value-type="float" office:value="0.675249055057998">
                <text:p>0.675249055057998</text:p>
              </table:table-cell>
              <table:table-cell office:value-type="float" office:value="0.705913499222225">
                <text:p>0.705913499222225</text:p>
              </table:table-cell>
              <table:table-cell office:value-type="float" office:value="0.670800237754478">
                <text:p>0.67080023775447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30231885490716">
                <text:p>0.730231885490716</text:p>
              </table:table-cell>
              <table:table-cell office:value-type="float" office:value="0.671927085563176">
                <text:p>0.671927085563176</text:p>
              </table:table-cell>
              <table:table-cell office:value-type="float" office:value="0.722320762505914">
                <text:p>0.722320762505914</text:p>
              </table:table-cell>
              <table:table-cell office:value-type="float" office:value="0.713879158934913">
                <text:p>0.71387915893491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46895655920196">
                <text:p>0.846895655920196</text:p>
              </table:table-cell>
              <table:table-cell office:value-type="float" office:value="0.673139979489467">
                <text:p>0.673139979489467</text:p>
              </table:table-cell>
              <table:table-cell office:value-type="float" office:value="0.621351626528057">
                <text:p>0.621351626528057</text:p>
              </table:table-cell>
              <table:table-cell office:value-type="float" office:value="0.55565213285777">
                <text:p>0.5556521328577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0864485149524">
                <text:p>0.770864485149524</text:p>
              </table:table-cell>
              <table:table-cell office:value-type="float" office:value="0.547880981547613">
                <text:p>0.547880981547613</text:p>
              </table:table-cell>
              <table:table-cell office:value-type="float" office:value="0.467954518655641">
                <text:p>0.467954518655641</text:p>
              </table:table-cell>
              <table:table-cell office:value-type="float" office:value="0.388843702506977">
                <text:p>0.388843702506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681725931105173">
                <text:p>0.681725931105173</text:p>
                <draw:g>
                  <svg:desc>similarity_scores.E2:similarity_scores.E6</svg:desc>
                </draw:g>
              </table:table-cell>
              <table:table-cell office:value-type="float" office:value="0.626620773075469">
                <text:p>0.626620773075469</text:p>
                <draw:g>
                  <svg:desc>similarity_scores.E22:similarity_scores.E26</svg:desc>
                </draw:g>
              </table:table-cell>
              <table:table-cell office:value-type="float" office:value="0.518841889921253">
                <text:p>0.518841889921253</text:p>
                <draw:g>
                  <svg:desc>similarity_scores.E42:similarity_scores.E46</svg:desc>
                </draw:g>
              </table:table-cell>
              <table:table-cell office:value-type="float" office:value="0.443303196778012">
                <text:p>0.443303196778012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33551588485869">
                <text:p>0.833551588485869</text:p>
              </table:table-cell>
              <table:table-cell office:value-type="float" office:value="0.723341569666426">
                <text:p>0.723341569666426</text:p>
              </table:table-cell>
              <table:table-cell office:value-type="float" office:value="0.690012691463964">
                <text:p>0.690012691463964</text:p>
              </table:table-cell>
              <table:table-cell office:value-type="float" office:value="0.629409493661395">
                <text:p>0.62940949366139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54490740460339">
                <text:p>0.854490740460339</text:p>
              </table:table-cell>
              <table:table-cell office:value-type="float" office:value="0.706448684026012">
                <text:p>0.706448684026012</text:p>
              </table:table-cell>
              <table:table-cell office:value-type="float" office:value="0.714638882662816">
                <text:p>0.714638882662816</text:p>
              </table:table-cell>
              <table:table-cell office:value-type="float" office:value="0.695570926518156">
                <text:p>0.695570926518156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22856502701173">
                <text:p>0.822856502701173</text:p>
              </table:table-cell>
              <table:table-cell office:value-type="float" office:value="0.640314698704505">
                <text:p>0.640314698704505</text:p>
              </table:table-cell>
              <table:table-cell office:value-type="float" office:value="0.584271560283245">
                <text:p>0.584271560283245</text:p>
              </table:table-cell>
              <table:table-cell office:value-type="float" office:value="0.507366418546446">
                <text:p>0.50736641854644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64860086842048">
                <text:p>0.864860086842048</text:p>
              </table:table-cell>
              <table:table-cell office:value-type="float" office:value="0.52465922488901">
                <text:p>0.52465922488901</text:p>
              </table:table-cell>
              <table:table-cell office:value-type="float" office:value="0.433150129762368">
                <text:p>0.433150129762368</text:p>
              </table:table-cell>
              <table:table-cell office:value-type="float" office:value="0.388851594853809">
                <text:p>0.3888515948538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684663428899969">
                <text:p>0.684663428899969</text:p>
                <draw:g>
                  <svg:desc>similarity_scores.E12:similarity_scores.E16</svg:desc>
                </draw:g>
              </table:table-cell>
              <table:table-cell office:value-type="float" office:value="0.596993592496608">
                <text:p>0.596993592496608</text:p>
                <draw:g>
                  <svg:desc>similarity_scores.E32:similarity_scores.E36</svg:desc>
                </draw:g>
              </table:table-cell>
              <table:table-cell office:value-type="float" office:value="0.53096160451939">
                <text:p>0.53096160451939</text:p>
                <draw:g>
                  <svg:desc>similarity_scores.E52:similarity_scores.E56</svg:desc>
                </draw:g>
              </table:table-cell>
              <table:table-cell office:value-type="float" office:value="0.457822949372619">
                <text:p>0.457822949372619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0327464195099">
                <text:p>0.770327464195099</text:p>
              </table:table-cell>
              <table:table-cell office:value-type="float" office:value="0.673067461231301">
                <text:p>0.673067461231301</text:p>
              </table:table-cell>
              <table:table-cell office:value-type="float" office:value="0.673952991369315">
                <text:p>0.673952991369315</text:p>
              </table:table-cell>
              <table:table-cell office:value-type="float" office:value="0.632882358190282">
                <text:p>0.63288235819028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61560189887549">
                <text:p>0.761560189887549</text:p>
              </table:table-cell>
              <table:table-cell office:value-type="float" office:value="0.654975943608092">
                <text:p>0.654975943608092</text:p>
              </table:table-cell>
              <table:table-cell office:value-type="float" office:value="0.673052729905052">
                <text:p>0.673052729905052</text:p>
              </table:table-cell>
              <table:table-cell office:value-type="float" office:value="0.678626553001102">
                <text:p>0.67862655300110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94996288192958">
                <text:p>0.794996288192958</text:p>
              </table:table-cell>
              <table:table-cell office:value-type="float" office:value="0.60414143642445">
                <text:p>0.60414143642445</text:p>
              </table:table-cell>
              <table:table-cell office:value-type="float" office:value="0.545832464783443">
                <text:p>0.545832464783443</text:p>
              </table:table-cell>
              <table:table-cell office:value-type="float" office:value="0.485807398106032">
                <text:p>0.48580739810603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854247145559">
                <text:p>0.77854247145559</text:p>
              </table:table-cell>
              <table:table-cell office:value-type="float" office:value="0.499968436912565">
                <text:p>0.499968436912565</text:p>
              </table:table-cell>
              <table:table-cell office:value-type="float" office:value="0.352673348474606">
                <text:p>0.352673348474606</text:p>
              </table:table-cell>
              <table:table-cell office:value-type="float" office:value="0.331803641271891">
                <text:p>0.3318036412718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